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1" calcext:value-type="float">
            <text:p>11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9" calcext:value-type="float">
            <text:p>9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3" calcext:value-type="float">
            <text:p>13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13T10:52:08.842180975</dc:date>
    <meta:editing-duration>PT17M19S</meta:editing-duration>
    <meta:editing-cycles>10</meta:editing-cycles>
    <meta:generator>LibreOffice/7.3.6.2$Linux_X86_64 LibreOffice_project/30$Build-2</meta:generator>
    <meta:document-statistic meta:table-count="1" meta:cell-count="91" meta:object-count="0"/>
  </office:meta>
</office:document-meta>
</file>